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234f"/>
    </style:style>
    <style:style style:name="T2" style:family="text">
      <style:text-properties officeooo:rsid="00112107"/>
    </style:style>
    <style:style style:name="T3" style:family="text">
      <style:text-properties officeooo:rsid="0012aba5"/>
    </style:style>
    <style:style style:name="T4" style:family="text">
      <style:text-properties officeooo:rsid="0012cf65"/>
    </style:style>
    <style:style style:name="T5" style:family="text">
      <style:text-properties officeooo:rsid="001648da"/>
    </style:style>
    <style:style style:name="T6" style:family="text">
      <style:text-properties officeooo:rsid="0016a283"/>
    </style:style>
    <style:style style:name="T7" style:family="text">
      <style:text-properties officeooo:rsid="00181f21"/>
    </style:style>
    <style:style style:name="T8" style:family="text">
      <style:text-properties officeooo:rsid="00193a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Hypervisor</text:span></text:p>
      <text:p text:style-name="Standard">→<text:span text:style-name="T5"> Prozess</text:span></text:p>
      <text:p text:style-name="Standard">→<text:span text:style-name="T1"> Emuliert Hardware.</text:span></text:p>
      <text:p text:style-name="Standard"><text:tab/>→<text:span text:style-name="T1"> Arbeitsspeicher, CPU, </text:span><text:span text:style-name="T2">Festplatte </text:span><text:span text:style-name="T1">.</text:span></text:p>
      <text:p text:style-name="Standard">→<text:span text:style-name="T3"> Emulierte HW wird als virtual machine bezeichnet, kurz vm.</text:span></text:p>
      <text:p text:style-name="Standard">→ <text:span text:style-name="T6">Ein </text:span><text:span text:style-name="T4">OS </text:span><text:span text:style-name="T6">kann Installiert werden und</text:span><text:span text:style-name="T4"> setzt </text:span><text:span text:style-name="T6">dann</text:span><text:span text:style-name="T4"> auf vm </text:span><text:span text:style-name="T7">bzw. den Hypervisor</text:span><text:span text:style-name="T4"> auf.</text:span></text:p>
      <text:p text:style-name="Standard"><text:tab/>→<text:span text:style-name="T8"> Der Hypervisor setzt auf den Host OS auf.</text:span></text:p>
      <text:p text:style-name="Standard"/>
      <text:p text:style-name="Standard">- <text:span text:style-name="T2">Virtuelle Umgebung</text:span></text:p>
      <text:p text:style-name="Standard">→ <text:span text:style-name="T2">Setzt auf Emulierte HW auf.</text:span></text:p>
      <text:p text:style-name="Standard">→<text:span text:style-name="T2"> OS und Applications sind dort Installie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6:58:25.416287579</meta:creation-date>
    <meta:generator>LibreOffice/6.4.7.2$Linux_X86_64 LibreOffice_project/40$Build-2</meta:generator>
    <dc:date>2022-08-29T15:55:37.730155025</dc:date>
    <meta:editing-duration>PT23M30S</meta:editing-duration>
    <meta:editing-cycles>9</meta:editing-cycles>
    <meta:document-statistic meta:table-count="0" meta:image-count="0" meta:object-count="0" meta:page-count="1" meta:paragraph-count="10" meta:word-count="62" meta:character-count="353" meta:non-whitespace-character-count="299"/>
  </office:meta>
</office:document-meta>
</file>